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af06" officeooo:paragraph-rsid="0009af06" style:font-weight-asian="bold" style:font-weight-complex="bold"/>
    </style:style>
    <style:style style:name="T1" style:family="text">
      <style:text-properties officeooo:rsid="000a8e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or<text:span text:style-name="T1">ial </text:span>of a number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/>
      <text:p text:style-name="Standard">int factorial(int n){</text:p>
      <text:p text:style-name="Standard"><text:s text:c="4"/>if(n&gt;=1){</text:p>
      <text:p text:style-name="Standard"><text:s text:c="8"/>return n*factorial(n-1);</text:p>
      <text:p text:style-name="Standard"><text:s text:c="4"/>}else{</text:p>
      <text:p text:style-name="Standard"><text:s text:c="9"/>return 1;</text:p>
      <text:p text:style-name="Standard"><text:s text:c="4"/>}</text:p>
      <text:p text:style-name="Standard"><text:s text:c="3"/></text:p>
      <text:p text:style-name="Standard">}</text:p>
      <text:p text:style-name="Standard"/>
      <text:p text:style-name="Standard">int main(){</text:p>
      <text:p text:style-name="Standard"><text:s text:c="3"/>int num;</text:p>
      <text:p text:style-name="Standard"><text:s text:c="3"/>cout&lt;&lt;"Enter the Number ";</text:p>
      <text:p text:style-name="Standard"><text:s text:c="3"/>cin&gt;&gt;num;</text:p>
      <text:p text:style-name="Standard"><text:s text:c="3"/>cout&lt;&lt;factorial(num);</text:p>
      <text:p text:style-name="Standard"><text:s text:c="4"/>return 0;</text:p>
      <text:p text:style-name="Standard">}</text:p>
      <text:p text:style-name="Standard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5:45:20.334873028</meta:creation-date>
    <dc:date>2022-06-28T16:49:46.065569225</dc:date>
    <meta:editing-duration>PT20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33" meta:character-count="266" meta:non-whitespace-character-count="200"/>
  </office:meta>
</office:document-meta>
</file>